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2" svg:font-family="Consolas"/>
    <style:font-face style:name="Consolas" svg:font-family="Consolas" style:font-family-generic="roman"/>
    <style:font-face style:name="Times New Roman2" svg:font-family="'Times New Roman'" style:font-family-generic="roman"/>
    <style:font-face style:name="Arial1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4.85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3.682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color="#000000" draw:marker-end="Стили_20_стрелок_20_13" draw:marker-end-width="0.3cm" draw:fill="none" draw:fill-color="#ffffff" draw:textarea-vertical-align="middle"/>
    </style:style>
    <style:style style:name="gr8" style:family="graphic" style:parent-style-name="objectwithoutfill">
      <style:graphic-properties svg:stroke-color="#000000" draw:marker-end="Стили_20_стрелок_20_17" draw:marker-end-width="0.3cm" draw:fill="none" draw:textarea-vertical-align="middle"/>
    </style:style>
    <style:style style:name="gr9" style:family="graphic" style:parent-style-name="standard">
      <style:graphic-properties svg:stroke-color="#000000" svg:stroke-opacity="100%" draw:textarea-vertical-align="middle"/>
    </style:style>
    <style:style style:name="gr10" style:family="graphic" style:parent-style-name="objectwithoutfill">
      <style:graphic-properties svg:stroke-color="#000000" draw:marker-end="Стили_20_стрелок_20_18" draw:marker-end-width="0.3cm" draw:fill="none" draw:textarea-vertical-align="middle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 style:writing-mode="lr-tb"/>
      <style:text-properties style:font-name="Times New Roman1" fo:font-size="10pt" style:font-size-asian="18pt" style:font-size-complex="18pt"/>
    </style:style>
    <style:style style:name="P2" style:family="paragraph">
      <loext:graphic-properties draw:fill-color="#ffffff"/>
      <style:paragraph-properties fo:text-align="center" style:writing-mode="lr-tb"/>
      <style:text-properties style:font-name="Times New Roman1" fo:font-size="10pt" style:font-size-asian="18pt" style:font-size-complex="18pt"/>
    </style:style>
    <style:style style:name="P3" style:family="paragraph">
      <style:paragraph-properties fo:text-align="center" style:text-autospace="none" style:writing-mode="lr-tb"/>
      <style:text-properties fo:color="#000000" loext:opacity="100%" style:font-name="Consolas2" fo:font-size="9.5pt" style:font-name-asian="Consolas2" style:font-size-asian="9.5pt" style:font-name-complex="Consolas2" style:font-size-complex="9.5pt"/>
    </style:style>
    <style:style style:name="P4" style:family="paragraph">
      <loext:graphic-properties draw:fill-color="#ffffff"/>
      <style:paragraph-properties fo:text-align="center" style:text-autospace="none" style:writing-mode="lr-tb"/>
      <style:text-properties fo:color="#000000" loext:opacity="100%" style:font-name="Consolas2" fo:font-size="9.5pt" style:font-name-asian="Consolas2" style:font-size-asian="9.5pt" style:font-name-complex="Consolas2" style:font-size-complex="9.5pt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style:font-name="Times New Roman1" fo:font-size="10pt" style:font-size-asian="18pt" style:font-size-complex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5" draw:id="id5" draw:layer="layout" svg:width="7cm" svg:height="2cm" svg:x="7.5cm" svg:y="9.13cm">
          <text:p text:style-name="P1"><text:span text:style-name="T1">template&lt;typename T&gt;</text:span></text:p>
          <text:p text:style-name="P1"><text:span text:style-name="T1">void bubbleSort(T *a, size_t siz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1" draw:id="id1" draw:layer="layout" svg:width="7cm" svg:height="1cm" svg:x="7.5cm" svg:y="11.63cm">
          <text:p text:style-name="P1"><text:span text:style-name="T1">for(size_t i = 0; i != size - 1; ++i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2" xml:id="id3" draw:id="id3" draw:layer="layout" svg:width="4cm" svg:height="2cm" svg:x="9cm" svg:y="14.63cm">
          <text:p text:style-name="P1"><text:span text:style-name="T1">if (a[j] &gt; a[j + 1]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4" draw:id="id4" draw:layer="layout" svg:width="5cm" svg:height="1cm" svg:x="8.5cm" svg:y="17.63cm">
          <text:p text:style-name="P3"><text:span text:style-name="T2">swap(a[j], a[j + 1]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5" draw:layer="layout" svg:width="1.75cm" svg:height="2.5cm" svg:x="7.8cm" svg:y="15.08cm">
          <draw:text-box>
            <text:p><text:span text:style-name="T3">true</text:span></text:p>
          </draw:text-box>
        </draw:frame>
        <draw:frame draw:style-name="gr5" draw:text-style-name="P5" draw:layer="layout" svg:width="1.75cm" svg:height="2.5cm" svg:x="13.25cm" svg:y="15.08cm">
          <draw:text-box>
            <text:p><text:span text:style-name="T3">false</text:span></text:p>
          </draw:text-box>
        </draw:frame>
        <draw:custom-shape draw:style-name="gr2" draw:text-style-name="P2" xml:id="id2" draw:id="id2" draw:layer="layout" svg:width="7cm" svg:height="1cm" svg:x="7.5cm" svg:y="13.13cm">
          <text:p text:style-name="P1"><text:span text:style-name="T1">for(size_t j = 0; j != size - 1; ++j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6" draw:layer="layout" draw:type="line" svg:x1="11cm" svg:y1="12.63cm" svg:x2="11cm" svg:y2="13.13cm" draw:start-shape="id1" draw:start-glue-point="6" draw:end-shape="id2" draw:end-glue-point="4" svg:d="M11000 12630v500" svg:viewBox="0 0 1 501">
          <text:p/>
        </draw:connector>
        <draw:connector draw:style-name="gr6" draw:text-style-name="P6" draw:layer="layout" draw:type="line" svg:x1="11cm" svg:y1="14.13cm" svg:x2="11cm" svg:y2="14.63cm" draw:start-shape="id2" draw:start-glue-point="6" draw:end-shape="id3" draw:end-glue-point="4" svg:d="M11000 14130v500" svg:viewBox="0 0 1 501">
          <text:p/>
        </draw:connector>
        <draw:connector draw:style-name="gr7" draw:text-style-name="P7" draw:layer="layout" draw:line-skew="-0.499cm 2.871cm" svg:x1="9cm" svg:y1="15.63cm" svg:x2="11cm" svg:y2="17.63cm" draw:start-shape="id3" draw:start-glue-point="5" draw:end-shape="id4" draw:end-glue-point="4" svg:d="M9000 15630h-1500v1370h3500v630" svg:viewBox="0 0 3501 2001">
          <text:p/>
        </draw:connector>
        <draw:connector draw:style-name="gr8" draw:text-style-name="P6" draw:layer="layout" draw:line-skew="-0.502cm 7.001cm -0.499cm" svg:x1="13cm" svg:y1="15.63cm" svg:x2="7.5cm" svg:y2="13.63cm" draw:start-shape="id3" draw:start-glue-point="7" draw:end-shape="id2" draw:end-glue-point="5" svg:d="M13000 15630h1500v4000h-8000v-6000h1000" svg:viewBox="0 0 8001 6001">
          <text:p/>
        </draw:connector>
        <draw:connector draw:style-name="gr9" draw:text-style-name="P8" draw:layer="layout" draw:line-skew="0.498cm -0.499cm" svg:x1="11cm" svg:y1="18.63cm" svg:x2="7.5cm" svg:y2="13.63cm" draw:start-shape="id4" draw:start-glue-point="6" draw:end-shape="id2" draw:end-glue-point="5" svg:d="M11000 18630v1000h-4500v-6000h1000" svg:viewBox="0 0 4501 6001">
          <text:p/>
        </draw:connector>
        <draw:connector draw:style-name="gr10" draw:text-style-name="P6" draw:layer="layout" draw:line-skew="0.498cm 5.998cm -1.499cm" svg:x1="14.5cm" svg:y1="13.63cm" svg:x2="7.5cm" svg:y2="12.13cm" draw:start-shape="id2" draw:start-glue-point="7" draw:end-shape="id1" draw:end-glue-point="5" svg:d="M14500 13630h1000v7000h-10000v-8500h2000" svg:viewBox="0 0 10001 8501">
          <text:p/>
        </draw:connector>
        <draw:connector draw:style-name="gr11" draw:text-style-name="P6" draw:layer="layout" draw:type="line" svg:x1="11cm" svg:y1="11.13cm" svg:x2="11cm" svg:y2="11.63cm" draw:start-shape="id5" draw:start-glue-point="2" draw:end-shape="id1" draw:end-glue-point="4" svg:d="M11000 11130v500" svg:viewBox="0 0 1 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2" svg:font-family="Consolas"/>
    <style:font-face style:name="Consolas" svg:font-family="Consolas" style:font-family-generic="roman"/>
    <style:font-face style:name="Times New Roman2" svg:font-family="'Times New Roman'" style:font-family-generic="roman"/>
    <style:font-face style:name="Arial1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.374cm" fo:margin-bottom="0.497cm" fo:line-height="150%" fo:text-align="justify" fo:text-indent="2.207cm" style:text-autospace="ideograph-alpha"/>
      <style:text-properties fo:font-size="14pt" fo:language="ru" fo:country="RU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06T22:10:53.756000000</dc:date>
    <meta:editing-duration>PT17M31S</meta:editing-duration>
    <meta:editing-cycles>3</meta:editing-cycles>
    <meta:generator>LibreOffice/7.1.5.2$Windows_X86_64 LibreOffice_project/85f04e9f809797b8199d13c421bd8a2b025d52b5</meta:generator>
    <meta:document-statistic meta:object-count="14"/>
  </office:meta>
</office:document-meta>
</file>